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6">
      <style:text-properties style:font-name="Arial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ce 12/26 release:</text:p>
      <text:list xml:id="list2248601342541327163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39345123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39345446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2">Since 12/27 release:</text:p>
      <text:list xml:id="list1356767217690417203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39352978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2">Since 12/28 0220 release:</text:p>
      <text:list xml:id="list2095107934297879593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2">Since 12/28 1440 release:</text:p>
      <text:list xml:id="list4670353992869476262" text:style-name="L4">
        <text:list-item>
          <text:p text:style-name="P6">Added – EriJ H-60 Support</text:p>
        </text:list-item>
        <text:list-item>
          <text:p text:style-name="P6">Added – EricJ H-92 Support</text:p>
        </text:list-item>
        <text:list-item>
          <text:p text:style-name="P6">Added – EricJ CH-67 Support</text:p>
        </text:list-item>
        <text:list-item>
          <text:p text:style-name="P6">Added – jumpOffset system to address aircraft geometry issues</text:p>
        </text:list-item>
      </text:list>
      <text:p text:style-name="P1"/>
      <text:p text:style-name="P2">Since 12/28 2003 release:</text:p>
      <text:list xml:id="list714745346304894118" text:style-name="L5">
        <text:list-item>
          <text:p text:style-name="P7">Added – Konyo MH-47 Support</text:p>
        </text:list-item>
        <text:list-item>
          <text:p text:style-name="P11">Adde<text:span text:style-name="T3">d</text:span><text:span text:style-name="T2"> – </text:span><text:span text:style-name="T1">Boeing Konyo MH47G SOAR</text:span></text:p>
        </text:list-item>
        <text:list-item>
          <text:p text:style-name="P7">Added – CUP CV-22 Support (Although AI won't slow down enough to helocast and I couldn't figure out how to either)</text:p>
        </text:list-item>
        <text:list-item>
          <text:p text:style-name="P7">Added – Vanilla Blackfish Support (Although AI won't slow down enough to helocast and I couldn't figure out how to either)</text:p>
        </text:list-item>
        <text:list-item>
          <text:p text:style-name="P7">Added – OPTRE Pelican Support</text:p>
        </text:list-item>
        <text:list-item>
          <text:p text:style-name="P7">Added – RHS MH-47 ramp animations</text:p>
        </text:list-item>
        <text:list-item>
          <text:p text:style-name="P7">Added – More robust rampDoor function to handle opening and closing of ramps and doors</text:p>
        </text:list-item>
        <text:list-item>
          <text:p text:style-name="P7"><text:soft-page-break/>Added – rampInvert system to handle assets whose animations are "backwards" (e.g. The A2 MH-47 ports)</text:p>
        </text:list-item>
        <text:list-item>
          <text:p text:style-name="P7">Added – Support for planes so VTOLs can be support</text:p>
        </text:list-item>
      </text:list>
      <text:p text:style-name="P1"/>
      <text:p text:style-name="P2">Since 12/29 0153 release:</text:p>
      <text:list xml:id="list8468188290549426751" text:style-name="L6">
        <text:list-item>
          <text:p text:style-name="P8">Added – Change to config so characters trigger splash effects at a velocity of 6 instead of 8</text:p>
        </text:list-item>
      </text:list>
      <text:p text:style-name="P1"/>
      <text:p text:style-name="P2">Since 12/29 1853 release:</text:p>
      <text:list xml:id="list5391381989882579441" text:style-name="L7">
        <text:list-item>
          <text:p text:style-name="P10">Added – Ability to choose boat type to be spawned in E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M37S</meta:editing-duration>
    <meta:editing-cycles>29</meta:editing-cycles>
    <meta:generator>OpenOffice/4.1.6$Win32 OpenOffice.org_project/416m1$Build-9790</meta:generator>
    <dc:date>2019-12-30T19:13:06.34</dc:date>
    <meta:document-statistic meta:table-count="0" meta:image-count="0" meta:object-count="0" meta:page-count="2" meta:paragraph-count="41" meta:word-count="388" meta:character-count="2191"/>
    <meta:user-defined meta:name="Info 1"/>
    <meta:user-defined meta:name="Info 2"/>
    <meta:user-defined meta:name="Info 3"/>
    <meta:user-defined meta:name="Info 4"/>
  </office:meta>
</office:document-meta>
</file>